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8" style:parent-style-name="Normal" style:family="paragraph">
      <style:paragraph-properties fo:text-align="justify" style:writing-mode="rl-tb" fo:margin-top="0.0833in" fo:margin-bottom="0in" fo:line-height="100%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5" style:parent-style-name="Normal" style:family="paragraph">
      <style:paragraph-properties fo:text-align="justify" style:writing-mode="rl-tb" fo:margin-top="0.0833in" fo:margin-bottom="0in" fo:line-height="100%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2" style:parent-style-name="Normal" style:family="paragraph">
      <style:paragraph-properties fo:text-align="justify" style:writing-mode="rl-tb" fo:margin-top="0.0833in" fo:margin-bottom="0in" fo:line-height="100%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0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4" style:parent-style-name="Normal" style:family="paragraph">
      <style:paragraph-properties fo:text-align="justify" style:writing-mode="rl-tb" fo:margin-top="0.0833in" fo:margin-bottom="0in" fo:line-height="100%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2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4" style:parent-style-name="Normal" style:family="paragraph">
      <style:paragraph-properties fo:text-align="justify" style:writing-mode="rl-tb" fo:margin-top="0.0833in" fo:margin-bottom="0in" fo:line-height="100%"/>
    </style:style>
    <style:style style:name="T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2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5" style:parent-style-name="Normal" style:family="paragraph">
      <style:paragraph-properties fo:text-align="justify" style:writing-mode="rl-tb" fo:margin-top="0.0833in" fo:margin-bottom="0in" fo:line-height="100%"/>
    </style:style>
    <style:style style:name="T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3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4" style:parent-style-name="Normal" style:family="paragraph">
      <style:paragraph-properties fo:text-align="justify" style:writing-mode="rl-tb" fo:margin-top="0.0833in" fo:margin-bottom="0in" fo:line-height="100%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Song of Songs 1</text:span>‬‬</text:p>
      <text:p text:style-name="P3"><text:span text:style-name="T4">1</text:span><text:span text:style-name="T5"> שִׁ֥יר הַשִּׁירִ֖ים אֲשֶׁ֥ר לִשְׁלֹמֹֽה׃<text:s/></text:span><text:span text:style-name="T6">2</text:span><text:span text:style-name="T7"> יִשָּׁקֵ֙נִי֙ מִנְּשִׁיק֣וֹת פִּ֔יהוּ כִּֽי־טוֹבִ֥ים דֹּדֶ֖יךָ מִיָּֽיִן׃<text:s/></text:span><text:span text:style-name="T8">‬</text:span>‬<text:span text:style-name="T9">3</text:span><text:span text:style-name="T10"> לְרֵ֙יחַ֙ שְׁמָנֶ֣יךָ טוֹבִ֔ים שֶׁ֖מֶן תּוּרַ֣ק שְׁמֶ֑ךָ עַל־כֵּ֖ן עֲלָמ֥וֹת אֲהֵבֽוּךָ׃<text:s/></text:span><text:span text:style-name="T11">‬</text:span>‬<text:span text:style-name="T12">4</text:span><text:span text:style-name="T13"> מָשְׁכֵ֖נִי אַחֲרֶ֣יךָ נָּר֑וּצָה הֱבִיאַ֨נִי הַמֶּ֜לֶךְ חֲדָרָ֗יו נָגִ֤ילָה וְנִשְׂמְחָה֙ בָּ֔ךְ נַזְכִּ֤ירָה דֹדֶ֙יךָ֙ מִיַּ֔יִן מֵישָׁרִ֖ים אֲהֵבֽוּךָ׃</text:span><text:span text:style-name="T14"><text:s/>ס<text:s/></text:span><text:span text:style-name="T15">‬</text:span>‬<text:span text:style-name="T16">5</text:span><text:span text:style-name="T17"> שְׁחוֹרָ֤ה אֲנִי֙ וְֽנָאוָ֔ה בְּנ֖וֹת יְרוּשָׁלָ֑͏ִם כְּאָהֳלֵ֣י קֵדָ֔ר כִּירִיע֖וֹת שְׁלֹמֹֽה׃<text:s/></text:span><text:span text:style-name="T18">‬</text:span>‬<text:span text:style-name="T19">6</text:span><text:span text:style-name="T20"> אַל־תִּרְא֙וּנִי֙ שֶׁאֲנִ֣י שְׁחַרְחֹ֔רֶת שֶׁשֱּׁזָפַ֖תְנִי הַשָּׁ֑מֶשׁ בְּנֵ֧י אִמִּ֣י נִֽחֲרוּ־בִ֗י שָׂמֻ֙נִי֙ נֹטֵרָ֣ה אֶת־הַכְּרָמִ֔ים כַּרְמִ֥י שֶׁלִּ֖י לֹ֥א נָטָֽרְתִּי׃<text:s/></text:span><text:span text:style-name="T21">‬</text:span>‬<text:span text:style-name="T22">7</text:span><text:span text:style-name="T23"> הַגִּ֣ידָה לִּ֗י שֶׁ֤אָהֲבָה֙ נַפְשִׁ֔י אֵיכָ֣ה תִרְעֶ֔ה אֵיכָ֖ה תַּרְבִּ֣יץ בַּֽצָּהֳרָ֑יִם שַׁלָּמָ֤ה אֶֽהְיֶה֙ כְּעֹ֣טְיָ֔ה עַ֖ל עֶדְרֵ֥י חֲבֵרֶֽיךָ׃<text:s/></text:span><text:span text:style-name="T24">‬</text:span>‬<text:span text:style-name="T25">8</text:span><text:span text:style-name="T26"> אִם־לֹ֤א תֵדְעִי֙ לָ֔ךְ הַיָּפָ֖ה בַּנָּשִׁ֑ים צְֽאִי־לָ֞ךְ בְּעִקְבֵ֣י הַצֹּ֗אן וּרְעִי֙ אֶת־גְּדִיֹּתַ֔יִךְ עַ֖ל מִשְׁכְּנ֥וֹת הָרֹעִֽים׃</text:span><text:span text:style-name="T27"><text:s/>ס<text:s/></text:span><text:span text:style-name="T28">‬</text:span>‬<text:span text:style-name="T29">9</text:span><text:span text:style-name="T30"> לְסֻסָתִי֙ בְּרִכְבֵ֣י פַרְעֹ֔ה דִּמִּיתִ֖יךְ רַעְיָתִֽי׃<text:s/></text:span><text:span text:style-name="T31">‬</text:span>‬<text:span text:style-name="T32">10</text:span><text:span text:style-name="T33"> נָאו֤וּ לְחָיַ֙יִךְ֙ בַּתֹּרִ֔ים צַוָּארֵ֖ךְ בַּחֲרוּזִֽים׃<text:s/></text:span><text:span text:style-name="T34">‬</text:span>‬<text:span text:style-name="T35">11</text:span><text:span text:style-name="T36"> תּוֹרֵ֤י זָהָב֙ נַעֲשֶׂה־לָּ֔ךְ עִ֖ם נְקֻדּ֥וֹת הַכָּֽסֶף׃<text:s/></text:span><text:span text:style-name="T37">‬</text:span>‬<text:span text:style-name="T38">12</text:span><text:span text:style-name="T39"> עַד־שֶׁ֤הַמֶּ֙לֶךְ֙ בִּמְסִבּ֔וֹ נִרְדִּ֖י נָתַ֥ן רֵיחֽוֹ׃<text:s/></text:span><text:span text:style-name="T40">‬</text:span>‬<text:span text:style-name="T41">13</text:span><text:span text:style-name="T42"> צְר֨וֹר הַמֹּ֤ר ׀ דּוֹדִי֙ לִ֔י בֵּ֥ין שָׁדַ֖י יָלִֽין׃<text:s/></text:span><text:span text:style-name="T43">‬</text:span>‬<text:span text:style-name="T44">14</text:span><text:span text:style-name="T45"> אֶשְׁכֹּ֨ל הַכֹּ֤פֶר ׀ דּוֹדִי֙ לִ֔י בְּכַרְמֵ֖י עֵ֥ין גֶּֽדִי׃</text:span><text:span text:style-name="T46"><text:s/>ס<text:s/></text:span><text:span text:style-name="T47">‬</text:span>‬<text:span text:style-name="T48">15</text:span><text:span text:style-name="T49"> הִנָּ֤ךְ יָפָה֙ רַעְיָתִ֔י הִנָּ֥ךְ יָפָ֖ה עֵינַ֥יִךְ יוֹנִֽים׃<text:s/></text:span><text:span text:style-name="T50">‬</text:span>‬<text:span text:style-name="T51">16</text:span><text:span text:style-name="T52"> הִנְּךָ֨ יָפֶ֤ה דוֹדִי֙ אַ֣ף נָעִ֔ים אַף־עַרְשֵׂ֖נוּ רַעֲנָנָֽה׃<text:s/></text:span><text:span text:style-name="T53">‬</text:span>‬<text:span text:style-name="T54">17</text:span><text:span text:style-name="T55"> קֹר֤וֹת בָּתֵּ֙ינוּ֙ אֲרָזִ֔ים *רחיטנו **רַהִיטֵ֖נוּ בְּרוֹתִֽים׃<text:s/></text:span><text:span text:style-name="T56">‬</text:span>‬‬‬‬‬‬‬‬‬‬‬‬‬‬‬‬‬</text:p>
      <text:section text:name="Sect1" text:style-name="S1">
        <text:p text:style-name="P57">Song of Songs 2</text:p>
        <text:p text:style-name="P58"><text:span text:style-name="T59">1</text:span><text:span text:style-name="T60"> אֲנִי֙ חֲבַצֶּ֣לֶת הַשָּׁר֔וֹן שֽׁוֹשַׁנַּ֖ת הָעֲמָקִֽים׃<text:s/></text:span><text:span text:style-name="T61">2</text:span><text:span text:style-name="T62"> כְּשֽׁוֹשַׁנָּה֙ בֵּ֣ין הַחוֹחִ֔ים כֵּ֥ן רַעְיָתִ֖י בֵּ֥ין הַבָּנֽוֹת׃<text:s/></text:span><text:span text:style-name="T63">‬</text:span>‬<text:span text:style-name="T64">3</text:span><text:span text:style-name="T65"> כְּתַפּ֙וּחַ֙ בַּעֲצֵ֣י הַיַּ֔עַר כֵּ֥ן דּוֹדִ֖י בֵּ֣ין הַבָּנִ֑ים בְּצִלּוֹ֙ חִמַּ֣דְתִּי וְיָשַׁ֔בְתִּי וּפִרְי֖וֹ מָת֥וֹק לְחִכִּֽי׃<text:s/></text:span><text:span text:style-name="T66">‬</text:span>‬<text:span text:style-name="T67">4</text:span><text:span text:style-name="T68"> הֱבִיאַ֙נִי֙ אֶל־בֵּ֣ית הַיָּ֔יִן וְדִגְל֥וֹ עָלַ֖י אַהֲבָֽה׃<text:s/></text:span><text:span text:style-name="T69">‬</text:span>‬<text:span text:style-name="T70">5</text:span><text:span text:style-name="T71"> סַמְּכ֙וּנִי֙ בָּֽאֲשִׁישׁ֔וֹת רַפְּד֖וּנִי בַּתַּפּוּחִ֑ים כִּי־חוֹלַ֥ת אַהֲבָ֖ה אָֽנִי׃<text:s/></text:span><text:span text:style-name="T72">‬</text:span>‬<text:span text:style-name="T73">6</text:span><text:span text:style-name="T74"> שְׂמֹאלוֹ֙ תַּ֣חַת לְרֹאשִׁ֔י וִימִינ֖וֹ תְּחַבְּקֵֽנִי׃<text:s/></text:span><text:span text:style-name="T75">‬</text:span>‬<text:span text:style-name="T76">7</text:span><text:span text:style-name="T77"> הִשְׁבַּ֨עְתִּי אֶתְכֶ֜ם בְּנ֤וֹת יְרוּשָׁלִַ֙ם֙ בִּצְבָא֔וֹת א֖וֹ בְּאַיְל֣וֹת הַשָּׂדֶ֑ה אִם־תָּעִ֧ירוּ ׀ וְֽאִם־תְּעֽוֹרְר֛וּ אֶת־הָאַהֲבָ֖ה עַ֥ד שֶׁתֶּחְפָּֽץ׃</text:span><text:span text:style-name="T78"><text:s/>ס<text:s/></text:span><text:span text:style-name="T79">‬</text:span>‬<text:span text:style-name="T80">8</text:span><text:span text:style-name="T81"> ק֣וֹל דּוֹדִ֔י הִנֵּה־זֶ֖ה בָּ֑א מְדַלֵּג֙ עַל־הֶ֣הָרִ֔ים מְקַפֵּ֖ץ עַל־הַגְּבָעֽוֹת׃<text:s/></text:span><text:span text:style-name="T82">‬</text:span>‬<text:span text:style-name="T83">9</text:span><text:span text:style-name="T84"> דּוֹמֶ֤ה דוֹדִי֙ לִצְבִ֔י א֖וֹ לְעֹ֣פֶר הָֽאַיָּלִ֑ים הִנֵּה־זֶ֤ה עוֹמֵד֙ אַחַ֣ר כָּתְלֵ֔נוּ מַשְׁגִּ֙יחַ֙ מִן־הַֽחֲלֹּנ֔וֹת מֵצִ֖יץ מִן־הֽ͏ַחֲרַכִּֽים׃<text:s/></text:span><text:span text:style-name="T85">‬</text:span>‬<text:span text:style-name="T86">10</text:span><text:span text:style-name="T87"> עָנָ֥ה דוֹדִ֖י וְאָ֣מַר לִ֑י ק֥וּמִי לָ֛ךְ רַעְיָתִ֥י יָפָתִ֖י וּלְכִי־לָֽךְ׃<text:s/></text:span><text:span text:style-name="T88">‬</text:span>‬<text:span text:style-name="T89">11</text:span><text:span text:style-name="T90"> כִּֽי־הִנֵּ֥ה *הסתו **הַסְּתָ֖יו עָבָ֑ר הַגֶּ֕שֶׁם חָלַ֖ף הָלַ֥ךְ לֽוֹ׃<text:s/></text:span><text:span text:style-name="T91">‬</text:span>‬<text:span text:style-name="T92">12</text:span><text:span text:style-name="T93"> הַנִּצָּנִים֙ נִרְא֣וּ בָאָ֔רֶץ עֵ֥ת הַזָּמִ֖יר הִגִּ֑יעַ וְק֥וֹל הַתּ֖וֹר נִשְׁמַ֥ע בְּאַרְצֵֽנוּ׃<text:s/></text:span><text:span text:style-name="T94">‬</text:span>‬<text:span text:style-name="T95">13</text:span><text:span text:style-name="T96"> הַתְּאֵנָה֙ חָֽנְטָ֣ה פַגֶּ֔יהָ וְהַגְּפָנִ֥ים ׀ סְמָדַ֖ר נָ֣תְנוּ רֵ֑יחַ ק֥וּמִי *לכי **לָ֛ךְ רַעְיָתִ֥י יָפָתִ֖י וּלְכִי־לָֽךְ׃</text:span><text:span text:style-name="T97"><text:s/>ס<text:s/></text:span><text:span text:style-name="T98">‬</text:span>‬<text:span text:style-name="T99">14</text:span><text:span text:style-name="T100"> יוֹנָתִ֞י בְּחַגְוֵ֣י הַסֶּ֗לַע בְּסֵ֙תֶר֙ הַמַּדְרֵגָ֔ה הַרְאִ֙ינִי֙ אֶת־מַרְאַ֔יִךְ הַשְׁמִיעִ֖ינִי אֶת־קוֹלֵ֑ךְ כִּי־קוֹלֵ֥ךְ<text:s/></text:span><text:soft-page-break/><text:span text:style-name="T101">עָרֵ֖ב וּמַרְאֵ֥יךְ נָאוֶֽה׃</text:span><text:span text:style-name="T102"><text:s/>ס<text:s/></text:span><text:span text:style-name="T103">‬</text:span>‬<text:span text:style-name="T104">15</text:span><text:span text:style-name="T105"> אֶֽחֱזוּ־לָ֙נוּ֙ שֽׁוּעָלִ֔ים שֽׁוּעָלִ֥ים קְטַנִּ֖ים מְחַבְּלִ֣ים כְּרָמִ֑ים וּכְרָמֵ֖ינוּ סְמָדַֽר׃<text:s/></text:span><text:span text:style-name="T106">‬</text:span>‬<text:span text:style-name="T107">16</text:span><text:span text:style-name="T108"> דּוֹדִ֥י לִי֙ וַאֲנִ֣י ל֔וֹ הָרֹעֶ֖ה בַּשּׁוֹשַׁנִּֽים׃<text:s/></text:span><text:span text:style-name="T109">‬</text:span>‬<text:span text:style-name="T110">17</text:span><text:span text:style-name="T111"> עַ֤ד שֶׁיָּפ֙וּחַ֙ הַיּ֔וֹם וְנָ֖סוּ הַצְּלָלִ֑ים סֹב֩ דְּמֵה־לְךָ֨ דוֹדִ֜י לִצְבִ֗י א֛וֹ לְעֹ֥פֶר הָאַיָּלִ֖ים עַל־הָ֥רֵי בָֽתֶר׃</text:span><text:span text:style-name="T112"><text:s/>ס<text:s/></text:span><text:span text:style-name="T113">‬</text:span>‬‬‬‬‬‬‬‬‬‬‬‬‬‬‬‬‬</text:p>
      </text:section>
      <text:section text:name="Sect2" text:style-name="S2">
        <text:p text:style-name="P114">Song of Songs 3</text:p>
        <text:p text:style-name="P115"><text:span text:style-name="T116">1</text:span><text:span text:style-name="T117"> עַל־מִשְׁכָּבִי֙ בַּלֵּיל֔וֹת בִּקַּ֕שְׁתִּי אֵ֥ת שֶׁאָהֲבָ֖ה נַפְשִׁ֑י בִּקַּשְׁתִּ֖יו וְלֹ֥א מְצָאתִֽיו׃<text:s/></text:span><text:span text:style-name="T118">2</text:span><text:span text:style-name="T119"> אָק֨וּמָה נָּ֜א וַאֲסוֹבְבָ֣ה בָעִ֗יר בַּשְּׁוָקִים֙ וּבָ֣רְחֹב֔וֹת אֲבַקְשָׁ֕ה אֵ֥ת שֶׁאָהֲבָ֖ה נַפְשִׁ֑י בִּקַּשְׁתִּ֖יו וְלֹ֥א מְצָאתִֽיו׃<text:s/></text:span><text:span text:style-name="T120">‬</text:span>‬<text:span text:style-name="T121">3</text:span><text:span text:style-name="T122"> מְצָא֙וּנִי֙ הַשֹּׁ֣מְרִ֔ים הַסֹּבְבִ֖ים בָּעִ֑יר אֵ֛ת שֶׁאָהֲבָ֥ה נַפְשִׁ֖י רְאִיתֶֽם׃<text:s/></text:span><text:span text:style-name="T123">‬</text:span>‬<text:span text:style-name="T124">4</text:span><text:span text:style-name="T125"> כִּמְעַט֙ שֶׁעָבַ֣רְתִּי מֵהֶ֔ם עַ֣ד שֶֽׁמָּצָ֔אתִי אֵ֥ת שֶׁאָהֲבָ֖ה נַפְשִׁ֑י אֲחַזְתִּיו֙ וְלֹ֣א אַרְפֶּ֔נּוּ עַד־שֶׁ֤הֲבֵיאתִיו֙ אֶל־בֵּ֣ית אִמִּ֔י וְאֶל־חֶ֖דֶר הוֹרָתִֽי׃<text:s/></text:span><text:span text:style-name="T126">‬</text:span>‬<text:span text:style-name="T127">5</text:span><text:span text:style-name="T128"> הִשְׁבַּ֨עְתִּי אֶתְכֶ֜ם בְּנ֤וֹת יְרוּשָׁלִַ֙ם֙ בִּצְבָא֔וֹת א֖וֹ בְּאַיְל֣וֹת הַשָּׂדֶ֑ה אִם־תָּעִ֧ירוּ ׀ וְֽאִם־תְּעֽוֹרְר֛וּ אֶת־הָאַהֲבָ֖ה עַ֥ד שֶׁתֶּחְפָּֽץ׃</text:span><text:span text:style-name="T129"><text:s/>ס<text:s/></text:span><text:span text:style-name="T130">‬</text:span>‬<text:span text:style-name="T131">6</text:span><text:span text:style-name="T132"> מִ֣י זֹ֗את עֹלָה֙ מִן־הַמִּדְבָּ֔ר כְּתִֽימֲר֖וֹת עָשָׁ֑ן מְקֻטֶּ֤רֶת מוֹר֙ וּלְבוֹנָ֔ה מִכֹּ֖ל אַבְקַ֥ת רוֹכֵֽל׃<text:s/></text:span><text:span text:style-name="T133">‬</text:span>‬<text:span text:style-name="T134">7</text:span><text:span text:style-name="T135"> הִנֵּ֗ה מִטָּתוֹ֙ שֶׁלִּשְׁלֹמֹ֔ה שִׁשִּׁ֥ים גִּבֹּרִ֖ים סָבִ֣יב לָ֑הּ מִגִּבֹּרֵ֖י יִשְׂרָאֵֽל׃<text:s/></text:span><text:span text:style-name="T136">‬</text:span>‬<text:span text:style-name="T137">8</text:span><text:span text:style-name="T138"> כֻּלָּם֙ אֲחֻ֣זֵי חֶ֔רֶב מְלֻמְּדֵ֖י מִלְחָמָ֑ה אִ֤ישׁ חַרְבּוֹ֙ עַל־יְרֵכ֔וֹ מִפַּ֖חַד בַּלֵּילּֽוֹת׃</text:span><text:span text:style-name="T139"><text:s/>ס<text:s/></text:span><text:span text:style-name="T140">‬</text:span>‬<text:span text:style-name="T141">9</text:span><text:span text:style-name="T142"> אַפִּרְי֗וֹן עָ֤שָׂה לוֹ֙ הַמֶּ֣לֶךְ שְׁלֹמֹ֔ה מֵעֲצֵ֖י הַלְּבָנֽוֹן׃<text:s/></text:span><text:span text:style-name="T143">‬</text:span>‬<text:span text:style-name="T144">10</text:span><text:span text:style-name="T145"> עַמּוּדָיו֙ עָ֣שָׂה כֶ֔סֶף רְפִידָת֣וֹ זָהָ֔ב מֶרְכָּב֖וֹ אַרְגָּמָ֑ן תּוֹכוֹ֙ רָצ֣וּף אַהֲבָ֔ה מִבְּנ֖וֹת יְרוּשָׁלָֽ͏ִם׃<text:s/></text:span><text:span text:style-name="T146">‬</text:span>‬<text:span text:style-name="T147">11</text:span><text:span text:style-name="T148"> צְאֶ֧ינָה ׀ וּֽרְאֶ֛ינָה בְּנ֥וֹת צִיּ֖וֹן בַּמֶּ֣לֶךְ שְׁלֹמֹ֑ה בָּעֲטָרָ֗ה שֶׁעִטְּרָה־לּ֤וֹ אִמּוֹ֙ בְּי֣וֹם חֲתֻנָּת֔וֹ וּבְי֖וֹם שִׂמְחַ֥ת לִבּֽוֹ׃</text:span><text:span text:style-name="T149"><text:s/>ס<text:s/></text:span><text:span text:style-name="T150">‬</text:span>‬‬‬‬‬‬‬‬‬‬‬</text:p>
      </text:section>
      <text:section text:name="Sect3" text:style-name="S3">
        <text:p text:style-name="P151">Song of Songs 4</text:p>
        <text:p text:style-name="P152"><text:span text:style-name="T153">1</text:span><text:span text:style-name="T154"> הִנָּ֨ךְ יָפָ֤ה רַעְיָתִי֙ הִנָּ֣ךְ יָפָ֔ה עֵינַ֣יִךְ יוֹנִ֔ים מִבַּ֖עַד לְצַמָּתֵ֑ךְ שַׂעְרֵךְ֙ כְּעֵ֣דֶר הָֽעִזִּ֔ים שֶׁגָּלְשׁ֖וּ מֵהַ֥ר גִּלְעָֽד׃<text:s/></text:span><text:span text:style-name="T155">2</text:span><text:span text:style-name="T156"> שִׁנַּ֙יִךְ֙ כְּעֵ֣דֶר הַקְּצוּב֔וֹת שֶׁעָל֖וּ מִן־הָרַחְצָ֑ה שֶׁכֻּלָּם֙ מַתְאִימ֔וֹת וְשַׁכֻּלָ֖ה אֵ֥ין בָּהֶֽם׃<text:s/></text:span><text:span text:style-name="T157">‬</text:span>‬<text:span text:style-name="T158">3</text:span><text:span text:style-name="T159"> כְּח֤וּט הַשָּׁנִי֙ שִׂפְתֹתַ֔יִךְ וּמִדְבָּרֵ֖יךְ נָאוֶ֑ה כְּפֶ֤לַח הָֽרִמּוֹן֙ רַקָּתֵ֔ךְ מִבַּ֖עַד לְצַמָּתֵֽךְ׃<text:s/></text:span><text:span text:style-name="T160">‬</text:span>‬<text:span text:style-name="T161">4</text:span><text:span text:style-name="T162"> כְּמִגְדַּ֤ל דָּוִיד֙ צַוָּארֵ֔ךְ בָּנ֖וּי לְתַלְפִּיּ֑וֹת אֶ֤לֶף הַמָּגֵן֙ תָּל֣וּי עָלָ֔יו כֹּ֖ל שִׁלְטֵ֥י הַגִּבּוֹרִֽים׃<text:s/></text:span><text:span text:style-name="T163">‬</text:span>‬<text:span text:style-name="T164">5</text:span><text:span text:style-name="T165"> שְׁנֵ֥י שָׁדַ֛יִךְ כִּשְׁנֵ֥י עֳפָרִ֖ים תְּאוֹמֵ֣י צְבִיָּ֑ה הָרוֹעִ֖ים בַּשּׁוֹשַׁנִּֽים׃<text:s/></text:span><text:span text:style-name="T166">‬</text:span>‬<text:span text:style-name="T167">6</text:span><text:span text:style-name="T168"> עַ֤ד שֶׁיָּפ֙וּחַ֙ הַיּ֔וֹם וְנָ֖סוּ הַצְּלָלִ֑ים אֵ֤לֶךְ לִי֙ אֶל־הַ֣ר הַמּ֔וֹר וְאֶל־גִּבְעַ֖ת הַלְּבוֹנָֽה׃<text:s/></text:span><text:span text:style-name="T169">‬</text:span>‬<text:span text:style-name="T170">7</text:span><text:span text:style-name="T171"> כֻּלָּ֤ךְ יָפָה֙ רַעְיָתִ֔י וּמ֖וּם אֵ֥ין בָּֽךְ׃</text:span><text:span text:style-name="T172"><text:s/>ס<text:s/></text:span><text:span text:style-name="T173">‬</text:span>‬<text:span text:style-name="T174">8</text:span><text:span text:style-name="T175"> אִתִּ֤י מִלְּבָנוֹן֙ כַּלָּ֔ה אִתִּ֖י מִלְּבָנ֣וֹן תָּב֑וֹאִי תָּשׁ֣וּרִי ׀ מֵרֹ֣אשׁ אֲמָנָ֗ה מֵרֹ֤אשׁ שְׂנִיר֙ וְחֶרְמ֔וֹן מִמְּעֹנ֣וֹת אֲרָי֔וֹת מֵֽהַרְרֵ֖י נְמֵרִֽים׃<text:s/></text:span><text:span text:style-name="T176">‬</text:span>‬<text:span text:style-name="T177">9</text:span><text:span text:style-name="T178"> לִבַּבְתִּ֖נִי אֲחֹתִ֣י כַלָּ֑ה לִבַּבְתִּ֙ינִי֙ *באחד **בְּאַחַ֣ת מֵעֵינַ֔יִךְ בְּאַחַ֥ד עֲנָ֖ק מִצַּוְּרֹנָֽיִךְ׃<text:s/></text:span><text:span text:style-name="T179">‬</text:span>‬<text:span text:style-name="T180">10</text:span><text:span text:style-name="T181"> מַה־יָּפ֥וּ דֹדַ֖יִךְ אֲחֹתִ֣י כַלָּ֑ה מַה־טֹּ֤בוּ דֹדַ֙יִךְ֙ מִיַּ֔יִן וְרֵ֥יחַ שְׁמָנַ֖יִךְ מִכָּל־בְּשָׂמִֽים׃<text:s/></text:span><text:span text:style-name="T182">‬</text:span>‬<text:span text:style-name="T183">11</text:span><text:span text:style-name="T184"> נֹ֛פֶת תִּטֹּ֥פְנָה שִׂפְתוֹתַ֖יִךְ כַּלָּ֑ה דְּבַ֤שׁ וְחָלָב֙ תַּ֣חַת לְשׁוֹנֵ֔ךְ וְרֵ֥יחַ שַׂלְמֹתַ֖יִךְ כְּרֵ֥יחַ לְבָנֽוֹן׃</text:span><text:span text:style-name="T185"><text:s/>ס<text:s/></text:span><text:span text:style-name="T186">‬</text:span>‬<text:span text:style-name="T187">12</text:span><text:span text:style-name="T188"> גַּ֥ן ׀ נָע֖וּל אֲחֹתִ֣י כַלָּ֑ה גַּ֥ל נָע֖וּל מַעְיָ֥ן חָתֽוּם׃<text:s/></text:span><text:span text:style-name="T189">‬</text:span>‬<text:span text:style-name="T190">13</text:span><text:span text:style-name="T191"> שְׁלָחַ֙יִךְ֙ פַּרְדֵּ֣ס רִמּוֹנִ֔ים עִ֖ם פְּרִ֣י מְגָדִ֑ים כְּפָרִ֖ים<text:s/></text:span><text:soft-page-break/><text:span text:style-name="T192">עִם־נְרָדִֽים׃<text:s/></text:span><text:span text:style-name="T193">‬</text:span>‬<text:span text:style-name="T194">14</text:span><text:span text:style-name="T195"> נֵ֣רְדְּ ׀ וְכַרְכֹּ֗ם קָנֶה֙ וְקִנָּמ֔וֹן עִ֖ם כָּל־עֲצֵ֣י לְבוֹנָ֑ה מֹ֚ר וַאֲהָל֔וֹת עִ֖ם כָּל־רָאשֵׁ֥י בְשָׂמִֽים׃<text:s/></text:span><text:span text:style-name="T196">‬</text:span>‬<text:span text:style-name="T197">15</text:span><text:span text:style-name="T198"> מַעְיַ֣ן גַּנִּ֔ים בְּאֵ֖ר מַ֣יִם חַיִּ֑ים וְנֹזְלִ֖ים מִן־לְבָנֽוֹן׃<text:s/></text:span><text:span text:style-name="T199">‬</text:span>‬<text:span text:style-name="T200">16</text:span><text:span text:style-name="T201"> ע֤וּרִי צָפוֹן֙ וּב֣וֹאִי תֵימָ֔ן הָפִ֥יחִי גַנִּ֖י יִזְל֣וּ בְשָׂמָ֑יו יָבֹ֤א דוֹדִי֙ לְגַנּ֔וֹ וְיֹאכַ֖ל פְּרִ֥י מְגָדָֽיו׃<text:s/></text:span><text:span text:style-name="T202">‬</text:span>‬‬‬‬‬‬‬‬‬‬‬‬‬‬‬‬</text:p>
      </text:section>
      <text:section text:name="Sect4" text:style-name="S4">
        <text:p text:style-name="P203">Song of Songs 5</text:p>
        <text:p text:style-name="P204"><text:span text:style-name="T205">1</text:span><text:span text:style-name="T206"> בָּ֣אתִי לְגַנִּי֮ אֲחֹתִ֣י כַלָּה֒ אָרִ֤יתִי מוֹרִי֙ עִם־בְּשָׂמִ֔י אָכַ֤לְתִּי יַעְרִי֙ עִם־דִּבְשִׁ֔י שָׁתִ֥יתִי יֵינִ֖י עִם־חֲלָבִ֑י אִכְל֣וּ רֵעִ֔ים שְׁת֥וּ וְשִׁכְר֖וּ דּוֹדִֽים׃</text:span><text:span text:style-name="T207"><text:s/>ס<text:s/></text:span><text:span text:style-name="T208">2</text:span><text:span text:style-name="T209"> אֲנִ֥י יְשֵׁנָ֖ה וְלִבִּ֣י עֵ֑ר ק֣וֹל ׀ דּוֹדִ֣י דוֹפֵ֗ק פִּתְחִי־לִ֞י אֲחֹתִ֤י רַעְיָתִי֙ יוֹנָתִ֣י תַמָּתִ֔י שֶׁרֹּאשִׁי֙ נִמְלָא־טָ֔ל קְוֻּצּוֹתַ֖י רְסִ֥יסֵי לָֽיְלָה׃<text:s/></text:span><text:span text:style-name="T210">‬</text:span>‬<text:span text:style-name="T211">3</text:span><text:span text:style-name="T212"> פָּשַׁ֙טְתִּי֙ אֶת־כֻּתָּנְתִּ֔י אֵיכָ֖כָה אֶלְבָּשֶׁ֑נָּה רָחַ֥צְתִּי אֶת־רַגְלַ֖י אֵיכָ֥כָה אֲטַנְּפֵֽם׃<text:s/></text:span><text:span text:style-name="T213">‬</text:span>‬<text:span text:style-name="T214">4</text:span><text:span text:style-name="T215"> דּוֹדִ֗י שָׁלַ֤ח יָדוֹ֙ מִן־הַחֹ֔ר וּמֵעַ֖י הָמ֥וּ עָלָֽיו׃<text:s/></text:span><text:span text:style-name="T216">‬</text:span>‬<text:span text:style-name="T217">5</text:span><text:span text:style-name="T218"> קַ֥מְתִּֽי אֲנִ֖י לִפְתֹּ֣חַ לְדוֹדִ֑י וְיָדַ֣י נָֽטְפוּ־מ֗וֹר וְאֶצְבְּעֹתַי֙ מ֣וֹר עֹבֵ֔ר עַ֖ל כַּפּ֥וֹת הַמַּנְעֽוּל׃<text:s/></text:span><text:span text:style-name="T219">‬</text:span>‬<text:span text:style-name="T220">6</text:span><text:span text:style-name="T221"> פָּתַ֤חְתִּֽי אֲנִי֙ לְדוֹדִ֔י וְדוֹדִ֖י חָמַ֣ק עָבָ֑ר נַפְשִׁי֙ יָֽצְאָ֣ה בְדַבְּר֔וֹ בִּקַּשְׁתִּ֙יהוּ֙ וְלֹ֣א מְצָאתִ֔יהוּ קְרָאתִ֖יו וְלֹ֥א עָנָֽנִי׃<text:s/></text:span><text:span text:style-name="T222">‬</text:span>‬<text:span text:style-name="T223">7</text:span><text:span text:style-name="T224"> מְצָאֻ֧נִי הַשֹּׁמְרִ֛ים הַסֹּבְבִ֥ים בָּעִ֖יר הִכּ֣וּנִי פְצָע֑וּנִי נָשְׂא֤וּ אֶת־רְדִידִי֙ מֵֽעָלַ֔י שֹׁמְרֵ֖י הַחֹמֽוֹת׃<text:s/></text:span><text:span text:style-name="T225">‬</text:span>‬<text:span text:style-name="T226">8</text:span><text:span text:style-name="T227"> הִשְׁבַּ֥עְתִּי אֶתְכֶ֖ם בְּנ֣וֹת יְרוּשָׁלָ֑͏ִם אִֽם־תִּמְצְאוּ֙ אֶת־דּוֹדִ֔י מַה־תַּגִּ֣ידוּ ל֔וֹ שֶׁחוֹלַ֥ת אַהֲבָ֖ה אָֽנִי׃<text:s/></text:span><text:span text:style-name="T228">‬</text:span>‬<text:span text:style-name="T229">9</text:span><text:span text:style-name="T230"> מַה־דּוֹדֵ֣ךְ מִדּ֔וֹד הַיָּפָ֖ה בַּנָּשִׁ֑ים מַה־דּוֹדֵ֣ךְ מִדּ֔וֹד שֶׁכָּ֖כָה הִשְׁבַּעְתָּֽנוּ׃<text:s/></text:span><text:span text:style-name="T231">‬</text:span>‬<text:span text:style-name="T232">10</text:span><text:span text:style-name="T233"> דּוֹדִ֥י צַח֙ וְאָד֔וֹם דָּג֖וּל מֵרְבָבָֽה׃<text:s/></text:span><text:span text:style-name="T234">‬</text:span>‬<text:span text:style-name="T235">11</text:span><text:span text:style-name="T236"> רֹאשׁ֖וֹ כֶּ֣תֶם פָּ֑ז קְוּצּוֹתָיו֙ תַּלְתַּלִּ֔ים שְׁחֹר֖וֹת כָּעוֹרֵֽב׃<text:s/></text:span><text:span text:style-name="T237">‬</text:span>‬<text:span text:style-name="T238">12</text:span><text:span text:style-name="T239"> עֵינָ֕יו כְּיוֹנִ֖ים עַל־אֲפִ֣יקֵי מָ֑יִם רֹֽחֲצוֹת֙ בֶּֽחָלָ֔ב יֹשְׁב֖וֹת עַל־מִלֵּֽאת׃<text:s/></text:span><text:span text:style-name="T240">‬</text:span>‬<text:span text:style-name="T241">13</text:span><text:span text:style-name="T242"> לְחָיָו֙ כַּעֲרוּגַ֣ת הַבֹּ֔שֶׂם מִגְדְּל֖וֹת מֶרְקָחִ֑ים שִׂפְתוֹתָיו֙ שֽׁוֹשַׁנִּ֔ים נֹטְפ֖וֹת מ֥וֹר עֹבֵֽר׃<text:s/></text:span><text:span text:style-name="T243">‬</text:span>‬<text:span text:style-name="T244">14</text:span><text:span text:style-name="T245"> יָדָיו֙ גְּלִילֵ֣י זָהָ֔ב מְמֻלָּאִ֖ים בַּתַּרְשִׁ֑ישׁ מֵעָיו֙ עֶ֣שֶׁת שֵׁ֔ן מְעֻלֶּ֖פֶת סַפִּירִֽים׃<text:s/></text:span><text:span text:style-name="T246">‬</text:span>‬<text:span text:style-name="T247">15</text:span><text:span text:style-name="T248"> שׁוֹקָיו֙ עַמּ֣וּדֵי שֵׁ֔שׁ מְיֻסָּדִ֖ים עַל־אַדְנֵי־פָ֑ז מַרְאֵ֙הוּ֙ כַּלְּבָנ֔וֹן בָּח֖וּר כָּאֲרָזִֽים׃<text:s/></text:span><text:span text:style-name="T249">‬</text:span>‬<text:span text:style-name="T250">16</text:span><text:span text:style-name="T251"> חִכּוֹ֙ מַֽמְתַקִּ֔ים וְכֻלּ֖וֹ מַחֲמַדִּ֑ים זֶ֤ה דוֹדִי֙ וְזֶ֣ה רֵעִ֔י בְּנ֖וֹת יְרוּשָׁלָֽ͏ִם׃<text:s/></text:span><text:span text:style-name="T252">‬</text:span>‬‬‬‬‬‬‬‬‬‬‬‬‬‬‬‬</text:p>
      </text:section>
      <text:section text:name="Sect5" text:style-name="S5">
        <text:p text:style-name="P253">Song of Songs 6</text:p>
        <text:p text:style-name="P254"><text:span text:style-name="T255">1</text:span><text:span text:style-name="T256"> אָ֚נָה הָלַ֣ךְ דּוֹדֵ֔ךְ הַיָּפָ֖ה בַּנָּשִׁ֑ים אָ֚נָה פָּנָ֣ה דוֹדֵ֔ךְ וּנְבַקְשֶׁ֖נּוּ עִמָּֽךְ׃<text:s/></text:span><text:span text:style-name="T257">2</text:span><text:span text:style-name="T258"> דּוֹדִי֙ יָרַ֣ד לְגַנּ֔וֹ לַעֲרוּג֖וֹת הַבֹּ֑שֶׂם לִרְעוֹת֙ בַּגַּנִּ֔ים וְלִלְקֹ֖ט שֽׁוֹשַׁנִּֽים׃<text:s/></text:span><text:span text:style-name="T259">‬</text:span>‬<text:span text:style-name="T260">3</text:span><text:span text:style-name="T261"> אֲנִ֤י לְדוֹדִי֙ וְדוֹדִ֣י לִ֔י הָרֹעֶ֖ה בַּשׁוֹשַׁנִּֽים׃</text:span><text:span text:style-name="T262"><text:s/>ס<text:s/></text:span><text:span text:style-name="T263">‬</text:span>‬<text:span text:style-name="T264">4</text:span><text:span text:style-name="T265"> יָפָ֨ה אַ֤תְּ רַעְיָתִי֙ כְּתִרְצָ֔ה נָאוָ֖ה כִּירוּשָׁלָ֑͏ִם אֲיֻמָּ֖ה כַּנִּדְגָּלֽוֹת׃<text:s/></text:span><text:span text:style-name="T266">‬</text:span>‬<text:span text:style-name="T267">5</text:span><text:span text:style-name="T268"> הָסֵ֤בִּי עֵינַ֙יִךְ֙ מִנֶּגְדִּ֔י שֶׁ֥הֵ֖ם הִרְהִיבֻ֑נִי שַׂעְרֵךְ֙ כְּעֵ֣דֶר הָֽעִזִּ֔ים שֶׁגָּלְשׁ֖וּ מִן־הַגִּלְעָֽד׃<text:s/></text:span><text:span text:style-name="T269">‬</text:span>‬<text:span text:style-name="T270">6</text:span><text:span text:style-name="T271"> שִׁנַּ֙יִךְ֙ כְּעֵ֣דֶר הֽ͏ָרְחֵלִ֔ים שֶׁעָל֖וּ מִן־הָרַחְצָ֑ה שֶׁכֻּלָּם֙ מַתְאִימ֔וֹת וְשַׁכֻּלָ֖ה אֵ֥ין בָּהֶֽם׃<text:s/></text:span><text:span text:style-name="T272">‬</text:span>‬<text:span text:style-name="T273">7</text:span><text:span text:style-name="T274"> כְּפֶ֤לַח הָרִמּוֹן֙ רַקָּתֵ֔ךְ מִבַּ֖עַד לְצַמָּתֵֽךְ׃<text:s/></text:span><text:span text:style-name="T275">‬</text:span>‬<text:span text:style-name="T276">8</text:span><text:span text:style-name="T277"> שִׁשִּׁ֥ים הֵ֙מָּה֙ מְּלָכ֔וֹת וּשְׁמֹנִ֖ים פִּֽילַגְשִׁ֑ים וַעֲלָמ֖וֹת אֵ֥ין מִסְפָּֽר׃<text:s/></text:span><text:span text:style-name="T278">‬</text:span>‬<text:span text:style-name="T279">9</text:span><text:span text:style-name="T280"> אַחַ֥ת הִיא֙ יוֹנָתִ֣י תַמָּתִ֔י אַחַ֥ת הִיא֙ לְאִמָּ֔הּ בָּרָ֥ה הִ֖יא לְיֽוֹלַדְתָּ֑הּ רָא֤וּהָ בָנוֹת֙ וַֽיְאַשְּׁר֔וּהָ מְלָכ֥וֹת וּפִֽילַגְשִׁ֖ים וַֽיְהַלְלֽוּהָ׃</text:span><text:span text:style-name="T281"><text:s/></text:span><text:soft-page-break/><text:span text:style-name="T282">ס<text:s/></text:span><text:span text:style-name="T283">‬</text:span>‬<text:span text:style-name="T284">10</text:span><text:span text:style-name="T285"> מִי־זֹ֥את הַנִּשְׁקָפָ֖ה כְּמוֹ־שָׁ֑חַר יָפָ֣ה כַלְּבָנָ֗ה בָּרָה֙ כַּֽחַמָּ֔ה אֲיֻמָּ֖ה כַּנִּדְגָּלֽוֹת׃</text:span><text:span text:style-name="T286"><text:s/>ס<text:s/></text:span><text:span text:style-name="T287">‬</text:span>‬<text:span text:style-name="T288">11</text:span><text:span text:style-name="T289"> אֶל־גִּנַּ֤ת אֱגוֹז֙ יָרַ֔דְתִּי לִרְא֖וֹת בְּאִבֵּ֣י הַנָּ֑חַל לִרְאוֹת֙ הֲפָֽרְחָ֣ה הַגֶּ֔פֶן הֵנֵ֖צוּ הָרִמֹּנִֽים׃<text:s/></text:span><text:span text:style-name="T290">‬</text:span>‬<text:span text:style-name="T291">12</text:span><text:span text:style-name="T292"> לֹ֣א יָדַ֔עְתִּי נַפְשִׁ֣י שָׂמַ֔תְנִי מַרְכְּב֖וֹת עַמִּי־נָדִֽיב׃<text:s/></text:span><text:span text:style-name="T293">‬</text:span>‬‬‬‬‬‬‬‬‬‬‬‬</text:p>
      </text:section>
      <text:section text:name="Sect6" text:style-name="S6">
        <text:p text:style-name="P294">Song of Songs 7</text:p>
        <text:p text:style-name="P295"><text:span text:style-name="T296">1</text:span><text:span text:style-name="T297"> שׁ֤וּבִי שׁ֙וּבִי֙ הַשּׁ֣וּלַמִּ֔ית שׁ֥וּבִי שׁ֖וּבִי וְנֶחֱזֶה־בָּ֑ךְ מַֽה־תֶּחֱזוּ֙ בַּשּׁ֣וּלַמִּ֔ית כִּמְחֹלַ֖ת הַֽמַּחֲנָֽיִם׃<text:s/></text:span><text:span text:style-name="T298">‬</text:span>‬‬<text:span text:style-name="T299">2</text:span><text:span text:style-name="T300"> מַה־יָּפ֧וּ פְעָמַ֛יִךְ בַּנְּעָלִ֖ים בַּת־נָדִ֑יב חַמּוּקֵ֣י יְרֵכַ֔יִךְ כְּמ֣וֹ חֲלָאִ֔ים מַעֲשֵׂ֖ה יְדֵ֥י אָמָּֽן׃<text:s/></text:span><text:span text:style-name="T301">‬</text:span>‬<text:span text:style-name="T302">3</text:span><text:span text:style-name="T303"> שָׁרְרֵךְ֙ אַגַּ֣ן הַסַּ֔הַר אַל־יֶחְסַ֖ר הַמָּ֑זֶג בִּטְנֵךְ֙ עֲרֵמַ֣ת חִטִּ֔ים סוּגָ֖ה בַּשּׁוֹשַׁנִּֽים׃<text:s/></text:span><text:span text:style-name="T304">‬</text:span>‬<text:span text:style-name="T305">4</text:span><text:span text:style-name="T306"> שְׁנֵ֥י שָׁדַ֛יִךְ כִּשְׁנֵ֥י עֳפָרִ֖ים תָּאֳמֵ֥י צְבִיָּֽה׃<text:s/></text:span><text:span text:style-name="T307">‬</text:span>‬<text:span text:style-name="T308">5</text:span><text:span text:style-name="T309"> צַוָּארֵ֖ךְ כְּמִגְדַּ֣ל הַשֵּׁ֑ן עֵינַ֜יִךְ בְּרֵכ֣וֹת בְּחֶשְׁבּ֗וֹן עַל־שַׁ֙עַר֙ בַּת־רַבִּ֔ים אַפֵּךְ֙ כְּמִגְדַּ֣ל הַלְּבָנ֔וֹן צוֹפֶ֖ה פְּנֵ֥י דַמָּֽשֶׂק׃<text:s/></text:span><text:span text:style-name="T310">‬</text:span>‬<text:span text:style-name="T311">6</text:span><text:span text:style-name="T312"> רֹאשֵׁ֤ךְ עָלַ֙יִךְ֙ כַּכַּרְמֶ֔ל וְדַלַּ֥ת רֹאשֵׁ֖ךְ כָּאַרְגָּמָ֑ן מֶ֖לֶךְ אָס֥וּר בָּרְהָטִֽים׃<text:s/></text:span><text:span text:style-name="T313">‬</text:span>‬<text:span text:style-name="T314">7</text:span><text:span text:style-name="T315"> מַה־יָּפִית֙ וּמַה־נָּעַ֔מְתְּ אַהֲבָ֖ה בַּתַּֽעֲנוּגִֽים׃<text:s/></text:span><text:span text:style-name="T316">‬</text:span>‬<text:span text:style-name="T317">8</text:span><text:span text:style-name="T318"> זֹ֤את קֽוֹמָתֵךְ֙ דָּֽמְתָ֣ה לְתָמָ֔ר וְשָׁדַ֖יִךְ לְאַשְׁכֹּלֽוֹת׃<text:s/></text:span><text:span text:style-name="T319">‬</text:span>‬<text:span text:style-name="T320">9</text:span><text:span text:style-name="T321"> אָמַ֙רְתִּי֙ אֶעֱלֶ֣ה בְתָמָ֔ר אֹֽחֲזָ֖ה בְּסַנְסִנָּ֑יו וְיִֽהְיוּ־נָ֤א שָׁדַ֙יִךְ֙ כְּאֶשְׁכְּל֣וֹת הַגֶּ֔פֶן וְרֵ֥יחַ אַפֵּ֖ךְ כַּתַּפּוּחִֽים׃<text:s/></text:span><text:span text:style-name="T322">‬</text:span>‬<text:span text:style-name="T323">10</text:span><text:span text:style-name="T324"> וְחִכֵּ֕ךְ כְּיֵ֥ין הַטּ֛וֹב הוֹלֵ֥ךְ לְדוֹדִ֖י לְמֵישָׁרִ֑ים דּוֹבֵ֖ב שִׂפְתֵ֥י יְשֵׁנִֽים׃<text:s/></text:span><text:span text:style-name="T325">‬</text:span>‬<text:span text:style-name="T326">11</text:span><text:span text:style-name="T327"> אֲנִ֣י לְדוֹדִ֔י וְעָלַ֖י תְּשׁוּקָתֽוֹ׃</text:span><text:span text:style-name="T328"><text:s/>ס<text:s/></text:span><text:span text:style-name="T329">‬</text:span>‬<text:span text:style-name="T330">12</text:span><text:span text:style-name="T331"> לְכָ֤ה דוֹדִי֙ נֵצֵ֣א הַשָּׂדֶ֔ה נָלִ֖ינָה בַּכְּפָרִֽים׃<text:s/></text:span><text:span text:style-name="T332">‬</text:span>‬<text:span text:style-name="T333">13</text:span><text:span text:style-name="T334"> נַשְׁכִּ֙ימָה֙ לַכְּרָמִ֔ים נִרְאֶ֞ה אִם פָּֽרְחָ֤ה הַגֶּ֙פֶן֙ פִּתַּ֣ח הַסְּמָדַ֔ר הֵנֵ֖צוּ הָרִמּוֹנִ֑ים שָׁ֛ם אֶתֵּ֥ן אֶת־דֹּדַ֖י לָֽךְ׃<text:s/></text:span><text:span text:style-name="T335">‬</text:span>‬<text:span text:style-name="T336">14</text:span><text:span text:style-name="T337"> הַֽדּוּדָאִ֣ים נָֽתְנוּ־רֵ֗יחַ וְעַל־פְּתָחֵ֙ינוּ֙ כָּל־מְגָדִ֔ים חֲדָשִׁ֖ים גַּם־יְשָׁנִ֑ים דּוֹדִ֖י צָפַ֥נְתִּי לָֽךְ׃<text:s/></text:span><text:span text:style-name="T338">‬</text:span>‬‬‬‬‬‬‬‬‬‬‬‬‬‬</text:p>
      </text:section>
      <text:section text:name="Sect7" text:style-name="S7">
        <text:p text:style-name="P339">Song of Songs 8</text:p>
        <text:p text:style-name="P340"><text:span text:style-name="T341">1</text:span><text:span text:style-name="T342"> מִ֤י יִתֶּנְךָ֙ כְּאָ֣ח לִ֔י יוֹנֵ֖ק שְׁדֵ֣י אִמִּ֑י אֶֽמְצָאֲךָ֤ בַחוּץ֙ אֶשָׁ֣קְךָ֔ גַּ֖ם לֹא־יָב֥וּזוּ לִֽי׃<text:s/></text:span><text:span text:style-name="T343">‬</text:span>‬‬<text:span text:style-name="T344">2</text:span><text:span text:style-name="T345"> אֶנְהָֽגֲךָ֗ אֲבִֽיאֲךָ֛ אֶל־בֵּ֥ית אִמִּ֖י תְּלַמְּדֵ֑נִי אַשְׁקְךָ֙ מִיַּ֣יִן הָרֶ֔קַח מֵעֲסִ֖יס רִמֹּנִֽי׃<text:s/></text:span><text:span text:style-name="T346">‬</text:span>‬<text:span text:style-name="T347">3</text:span><text:span text:style-name="T348"> שְׂמֹאלוֹ֙ תַּ֣חַת רֹאשִׁ֔י וִֽימִינ֖וֹ תְּחַבְּקֵֽנִי׃<text:s/></text:span><text:span text:style-name="T349">‬</text:span>‬<text:span text:style-name="T350">4</text:span><text:span text:style-name="T351"> הִשְׁבַּ֥עְתִּי אֶתְכֶ֖ם בְּנ֣וֹת יְרוּשָׁלָ֑͏ִם מַה־תָּעִ֧ירוּ ׀ וּֽמַה־תְּעֹֽרְר֛וּ אֶת־הָאַהֲבָ֖ה עַ֥ד שֶׁתֶּחְפָּֽץ׃</text:span><text:span text:style-name="T352"><text:s/>ס<text:s/></text:span><text:span text:style-name="T353">‬</text:span>‬<text:span text:style-name="T354">5</text:span><text:span text:style-name="T355"> מִ֣י זֹ֗את עֹלָה֙ מִן־הַמִּדְבָּ֔ר מִתְרַפֶּ֖קֶת עַל־דּוֹדָ֑הּ תַּ֤חַת הַתַּפּ֙וּחַ֙ עֽוֹרַרְתִּ֔יךָ שָׁ֚מָּה חִבְּלַ֣תְךָ אִמֶּ֔ךָ שָׁ֖מָּה חִבְּלָ֥ה יְלָדַֽתְךָ׃<text:s/></text:span><text:span text:style-name="T356">‬</text:span>‬<text:span text:style-name="T357">6</text:span><text:span text:style-name="T358"> שִׂימֵ֨נִי כַֽחוֹתָ֜ם עַל־לִבֶּ֗ךָ כַּֽחוֹתָם֙ עַל־זְרוֹעֶ֔ךָ כִּֽי־עַזָּ֤ה כַמָּ֙וֶת֙ אַהֲבָ֔ה קָשָׁ֥ה כִשְׁא֖וֹל קִנְאָ֑ה רְשָׁפֶ֕יהָ רִשְׁפֵּ֕י אֵ֖שׁ שַׁלְהֶ֥בֶתְיָֽה׃<text:s/></text:span><text:span text:style-name="T359">‬</text:span>‬<text:span text:style-name="T360">7</text:span><text:span text:style-name="T361"> מַ֣יִם רַבִּ֗ים לֹ֤א יֽוּכְלוּ֙ לְכַבּ֣וֹת אֶת־הָֽאַהֲבָ֔ה וּנְהָר֖וֹת לֹ֣א יִשְׁטְפ֑וּהָ אִם־יִתֵּ֨ן אִ֜ישׁ אֶת־כָּל־ה֤וֹן בֵּיתוֹ֙ בָּאַהֲבָ֔ה בּ֖וֹז יָב֥וּזוּ לֽוֹ׃</text:span><text:span text:style-name="T362"><text:s/>ס<text:s/></text:span><text:span text:style-name="T363">‬</text:span>‬<text:span text:style-name="T364">8</text:span><text:span text:style-name="T365"> אָח֥וֹת לָ֙נוּ֙ קְטַנָּ֔ה וְשָׁדַ֖יִם אֵ֣ין לָ֑הּ מַֽה־נַּעֲשֶׂה֙ לַאֲחֹתֵ֔נוּ בַּיּ֖וֹם שֶׁיְּדֻבַּר־בָּֽהּ׃<text:s/></text:span><text:span text:style-name="T366">‬</text:span>‬<text:span text:style-name="T367">9</text:span><text:span text:style-name="T368"> אִם־חוֹמָ֣ה הִ֔יא נִבְנֶ֥ה עָלֶ֖יהָ טִ֣ירַת כָּ֑סֶף וְאִם־דֶּ֣לֶת הִ֔יא נָצ֥וּר עָלֶ֖יהָ ל֥וּחַ אָֽרֶז׃<text:s/></text:span><text:span text:style-name="T369">‬</text:span>‬<text:span text:style-name="T370">10</text:span><text:span text:style-name="T371"> אֲנִ֣י חוֹמָ֔ה וְשָׁדַ֖י כַּמִּגְדָּל֑וֹת אָ֛ז הָיִ֥יתִי בְעֵינָ֖יו כְּמוֹצְאֵ֥ת שָׁלֽוֹם׃<text:s/></text:span><text:span text:style-name="T372">פ<text:s/></text:span><text:span text:style-name="T373">‬</text:span>‬‬‬‬‬‬‬‬‬‬</text:p>
        <text:soft-page-break/>
        <text:p text:style-name="P374"><text:span text:style-name="T375">11</text:span><text:span text:style-name="T376"> כֶּ֣רֶם הָיָ֤ה לִשְׁלֹמֹה֙ בְּבַ֣עַל הָמ֔וֹן נָתַ֥ן אֶת־הַכֶּ֖רֶם לַנֹּטְרִ֑ים אִ֛ישׁ יָבִ֥א בְּפִרְי֖וֹ אֶ֥לֶף כָּֽסֶף׃<text:s/></text:span><text:span text:style-name="T377">‬</text:span>‬<text:span text:style-name="T378">12</text:span><text:span text:style-name="T379"> כַּרְמִ֥י שֶׁלִּ֖י לְפָנָ֑י הָאֶ֤לֶף לְךָ֙ שְׁלֹמֹ֔ה וּמָאתַ֖יִם לְנֹטְרִ֥ים אֶת־פִּרְיֽוֹ׃<text:s/></text:span><text:span text:style-name="T380">‬</text:span>‬<text:span text:style-name="T381">13</text:span><text:span text:style-name="T382"> הַיוֹשֶׁ֣בֶת בַּגַּנִּ֗ים חֲבֵרִ֛ים מַקְשִׁיבִ֥ים לְקוֹלֵ֖ךְ הַשְׁמִיעִֽינִי׃<text:s/></text:span><text:span text:style-name="T383">‬</text:span>‬<text:span text:style-name="T384">14</text:span><text:span text:style-name="T385"> בְּרַ֣ח ׀ דּוֹדִ֗י וּֽדְמֵה־לְךָ֤ לִצְבִי֙ א֚וֹ לְעֹ֣פֶר הָֽאַיָּלִ֔ים עַ֖ל הָרֵ֥י בְשָׂמִֽים׃<text:s/></text:span><text:span text:style-name="T386">‬</text:span>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Song of Songs</dc:title>
    <dc:description/>
    <dc:subject/>
    <dc:creator>Adrian Hills</dc:creator>
    <meta:creation-date>2025-03-29T11:13:00Z</meta:creation-date>
    <dc:date>2025-03-29T11:13:00Z</dc:date>
    <meta:template xlink:href="Normal.dotm" xlink:type="simple"/>
    <meta:editing-cycles>2</meta:editing-cycles>
    <meta:editing-duration>PT0S</meta:editing-duration>
    <meta:document-statistic meta:page-count="5" meta:paragraph-count="26" meta:word-count="1944" meta:character-count="13005" meta:row-count="92" meta:non-whitespace-character-count="11087"/>
  </office:meta>
</office:document-meta>
</file>